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in" style:contextual-spacing="false" fo:break-before="page"/>
      <style:text-properties officeooo:paragraph-rsid="000eb638"/>
    </style:style>
    <style:style style:name="P2" style:family="paragraph" style:parent-style-name="Heading_20_2">
      <style:paragraph-properties fo:margin-top="0in" fo:margin-bottom="0in" style:contextual-spacing="false" fo:break-before="page"/>
      <style:text-properties officeooo:paragraph-rsid="0010faa7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eb638"/>
    </style:style>
    <style:style style:name="P8" style:family="paragraph" style:parent-style-name="Text_20_body">
      <style:paragraph-properties fo:margin-top="0in" fo:margin-bottom="0.0799in" style:contextual-spacing="false"/>
      <style:text-properties officeooo:paragraph-rsid="000eb638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eb638"/>
    </style:style>
    <style:style style:name="P10" style:family="paragraph" style:parent-style-name="Text_20_body">
      <style:paragraph-properties fo:margin-top="0in" fo:margin-bottom="0.1in" style:contextual-spacing="false"/>
      <style:text-properties officeooo:paragraph-rsid="000eb638"/>
    </style:style>
    <style:style style:name="P11" style:family="paragraph" style:parent-style-name="Text_20_body">
      <style:paragraph-properties fo:margin-top="0in" fo:margin-bottom="0.1201in" style:contextual-spacing="false"/>
      <style:text-properties officeooo:paragraph-rsid="000eb638"/>
    </style:style>
    <style:style style:name="P12" style:family="paragraph" style:parent-style-name="Text_20_body">
      <style:paragraph-properties fo:margin-top="0in" fo:margin-bottom="0.0799in" style:contextual-spacing="false"/>
    </style:style>
    <style:style style:name="P13" style:family="paragraph" style:parent-style-name="Text_20_body">
      <style:paragraph-properties fo:margin-top="0in" fo:margin-bottom="0.0598in" style:contextual-spacing="false"/>
    </style:style>
    <style:style style:name="P14" style:family="paragraph" style:parent-style-name="Text_20_body">
      <style:paragraph-properties fo:margin-top="0in" fo:margin-bottom="0.0402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eb638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margin-top="0in" fo:margin-bottom="0.0799in" style:contextual-spacing="false"/>
      <style:text-properties officeooo:paragraph-rsid="000f24f8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b63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0faa7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3105. Longest Strictly Increasing or Strictly Decreasing Subarray</text:h>
      <text:p text:style-name="P7">You are given an array of integers <text:span text:style-name="Source_20_Text"><text:span text:style-name="T1">nums</text:span></text:span>. Return <text:span text:style-name="Emphasis"><text:span text:style-name="T2">the length of the </text:span></text:span><text:span text:style-name="Emphasis"><text:span text:style-name="Strong_20_Emphasis"><text:span text:style-name="T2">longest</text:span></text:span></text:span><text:span text:style-name="Emphasis"><text:span text:style-name="T2"> </text:span></text:span><text:span text:style-name="T2">subarray </text:span><text:span text:style-name="Emphasis"><text:span text:style-name="T2">of </text:span></text:span><text:span text:style-name="Source_20_Text"><text:span text:style-name="T1">nums</text:span></text:span><text:span text:style-name="Emphasis"><text:span text:style-name="T2"> which is either </text:span></text:span><text:span text:style-name="T2">strictly increasing </text:span><text:span text:style-name="Emphasis"><text:span text:style-name="T2">or </text:span></text:span><text:span text:style-name="T2">strictly decreasing</text:span>.</text:p>
      <text:p text:style-name="P4"><text:span text:style-name="Strong_20_Emphasis"><text:span text:style-name="T2">Example 1:</text:span></text:span></text:p>
      <text:p text:style-name="P4"><text:span text:style-name="Strong_20_Emphasis"><text:span text:style-name="T2">Input:</text:span></text:span><text:span text:style-name="T2"> nums = [1,4,3,3,2]</text:span></text:p>
      <text:p text:style-name="P4"><text:span text:style-name="Strong_20_Emphasis"><text:span text:style-name="T2">Output:</text:span></text:span><text:span text:style-name="T2"> 2</text:span></text:p>
      <text:p text:style-name="P4"><text:span text:style-name="Strong_20_Emphasis"><text:span text:style-name="T2">Explanation:</text:span></text:span></text:p>
      <text:p text:style-name="P4"><text:span text:style-name="T2">The strictly increasing subarrays of </text:span><text:span text:style-name="Source_20_Text"><text:span text:style-name="T1">nums</text:span></text:span><text:span text:style-name="T2"> are </text:span><text:span text:style-name="Source_20_Text"><text:span text:style-name="T1">[1]</text:span></text:span><text:span text:style-name="T2">, </text:span><text:span text:style-name="Source_20_Text"><text:span text:style-name="T1">[2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4]</text:span></text:span><text:span text:style-name="T2">, and </text:span><text:span text:style-name="Source_20_Text"><text:span text:style-name="T1">[1,4]</text:span></text:span><text:span text:style-name="T2">.</text:span></text:p>
      <text:p text:style-name="P4"><text:span text:style-name="T2">The strictly decreasing subarrays of </text:span><text:span text:style-name="Source_20_Text"><text:span text:style-name="T1">nums</text:span></text:span><text:span text:style-name="T2"> are </text:span><text:span text:style-name="Source_20_Text"><text:span text:style-name="T1">[1]</text:span></text:span><text:span text:style-name="T2">, </text:span><text:span text:style-name="Source_20_Text"><text:span text:style-name="T1">[2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4]</text:span></text:span><text:span text:style-name="T2">, </text:span><text:span text:style-name="Source_20_Text"><text:span text:style-name="T1">[3,2]</text:span></text:span><text:span text:style-name="T2">, and </text:span><text:span text:style-name="Source_20_Text"><text:span text:style-name="T1">[4,3]</text:span></text:span><text:span text:style-name="T2">.</text:span></text:p>
      <text:p text:style-name="P4"><text:span text:style-name="T2">Hence, we return </text:span><text:span text:style-name="Source_20_Text"><text:span text:style-name="T1">2</text:span></text:span><text:span text:style-name="T2">.</text:span></text:p>
      <text:p text:style-name="P4"><text:span text:style-name="Strong_20_Emphasis"><text:span text:style-name="T2">Example 2:</text:span></text:span></text:p>
      <text:p text:style-name="P4"><text:span text:style-name="Strong_20_Emphasis"><text:span text:style-name="T2">Input:</text:span></text:span><text:span text:style-name="T2"> nums = [3,3,3,3]</text:span></text:p>
      <text:p text:style-name="P4"><text:span text:style-name="Strong_20_Emphasis"><text:span text:style-name="T2">Output:</text:span></text:span><text:span text:style-name="T2"> 1</text:span></text:p>
      <text:p text:style-name="P4"><text:span text:style-name="Strong_20_Emphasis"><text:span text:style-name="T2">Explanation:</text:span></text:span></text:p>
      <text:p text:style-name="P4"><text:span text:style-name="T2">The strictly increasing subarrays of </text:span><text:span text:style-name="Source_20_Text"><text:span text:style-name="T1">nums</text:span></text:span><text:span text:style-name="T2"> are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 and </text:span><text:span text:style-name="Source_20_Text"><text:span text:style-name="T1">[3]</text:span></text:span><text:span text:style-name="T2">.</text:span></text:p>
      <text:p text:style-name="P4"><text:span text:style-name="T2">The strictly decreasing subarrays of </text:span><text:span text:style-name="Source_20_Text"><text:span text:style-name="T1">nums</text:span></text:span><text:span text:style-name="T2"> are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 </text:span><text:span text:style-name="Source_20_Text"><text:span text:style-name="T1">[3]</text:span></text:span><text:span text:style-name="T2">, and </text:span><text:span text:style-name="Source_20_Text"><text:span text:style-name="T1">[3]</text:span></text:span><text:span text:style-name="T2">.</text:span></text:p>
      <text:p text:style-name="P4"><text:span text:style-name="T2">Hence, we return </text:span><text:span text:style-name="Source_20_Text"><text:span text:style-name="T1">1</text:span></text:span><text:span text:style-name="T2">.</text:span></text:p>
      <text:p text:style-name="P4"><text:span text:style-name="Strong_20_Emphasis"><text:span text:style-name="T2">Example 3:</text:span></text:span></text:p>
      <text:p text:style-name="P4"><text:span text:style-name="Strong_20_Emphasis"><text:span text:style-name="T2">Input:</text:span></text:span><text:span text:style-name="T2"> nums = [3,2,1]</text:span></text:p>
      <text:p text:style-name="P4"><text:span text:style-name="Strong_20_Emphasis"><text:span text:style-name="T2">Output:</text:span></text:span><text:span text:style-name="T2"> 3</text:span></text:p>
      <text:p text:style-name="P4"><text:span text:style-name="Strong_20_Emphasis"><text:span text:style-name="T2">Explanation:</text:span></text:span></text:p>
      <text:p text:style-name="P4"><text:span text:style-name="T2">The strictly increasing subarrays of </text:span><text:span text:style-name="Source_20_Text"><text:span text:style-name="T1">nums</text:span></text:span><text:span text:style-name="T2"> are </text:span><text:span text:style-name="Source_20_Text"><text:span text:style-name="T1">[3]</text:span></text:span><text:span text:style-name="T2">, </text:span><text:span text:style-name="Source_20_Text"><text:span text:style-name="T1">[2]</text:span></text:span><text:span text:style-name="T2">, and </text:span><text:span text:style-name="Source_20_Text"><text:span text:style-name="T1">[1]</text:span></text:span><text:span text:style-name="T2">.</text:span></text:p>
      <text:p text:style-name="P4"><text:span text:style-name="T2">The strictly decreasing subarrays of </text:span><text:span text:style-name="Source_20_Text"><text:span text:style-name="T1">nums</text:span></text:span><text:span text:style-name="T2"> are </text:span><text:span text:style-name="Source_20_Text"><text:span text:style-name="T1">[3]</text:span></text:span><text:span text:style-name="T2">, </text:span><text:span text:style-name="Source_20_Text"><text:span text:style-name="T1">[2]</text:span></text:span><text:span text:style-name="T2">, </text:span><text:span text:style-name="Source_20_Text"><text:span text:style-name="T1">[1]</text:span></text:span><text:span text:style-name="T2">, </text:span><text:span text:style-name="Source_20_Text"><text:span text:style-name="T1">[3,2]</text:span></text:span><text:span text:style-name="T2">, </text:span><text:span text:style-name="Source_20_Text"><text:span text:style-name="T1">[2,1]</text:span></text:span><text:span text:style-name="T2">, and </text:span><text:span text:style-name="Source_20_Text"><text:span text:style-name="T1">[3,2,1]</text:span></text:span><text:span text:style-name="T2">.</text:span></text:p>
      <text:p text:style-name="P4"><text:span text:style-name="T2">Hence, we return </text:span><text:span text:style-name="Source_20_Text"><text:span text:style-name="T1">3</text:span></text:span><text:span text:style-name="T2">.</text:span></text:p>
      <text:p text:style-name="P4"><text:span text:style-name="Strong_20_Emphasis"><text:span text:style-name="T2">Constraints:</text:span></text:span></text:p>
      <text:list text:style-name="L1">
        <text:list-item>
          <text:p text:style-name="P5"><text:span text:style-name="Source_20_Text"><text:span text:style-name="T1">1 &lt;= nums.length &lt;= 50</text:span></text:span></text:p>
        </text:list-item>
        <text:list-item>
          <text:p text:style-name="P6"><text:span text:style-name="Source_20_Text"><text:span text:style-name="T1">1 &lt;= nums[i] &lt;= 50</text:span></text:span></text:p>
        </text:list-item>
      </text:list>
      <text:h text:style-name="P1" text:outline-level="2">3105. Longest Strictly Increasing or Strictly Decreasing Subarray</text:h>
      <text:p text:style-name="P9">/*</text:p>
      <text:p text:style-name="P9"><text:s text:c="4"/><text:span text:style-name="T5">Brute force</text:span></text:p>
      <text:p text:style-name="P9"><text:s text:c="4"/>Time complexity: <draw:frame draw:style-name="fr1" draw:name="Object1" text:anchor-type="as-char" svg:y="-0.2161in" svg:width="0.7661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 text:c="4"/>Space complexity: O(1)</text:p>
      <text:p text:style-name="P9">*/</text:p>
      <text:p text:style-name="P9">typedef std::vector&lt;int&gt; vi;</text:p>
      <text:p text:style-name="P9">class Solution {</text:p>
      <text:p text:style-name="P9"><text:s text:c="4"/>public:</text:p>
      <text:p text:style-name="P9"><text:s text:c="8"/>int length_of_LIS_or_LDS(vi&amp; nums,int flag){</text:p>
      <text:p text:style-name="P10"><text:s text:c="12"/>int n=nums.size(); <text:s text:c="3"/></text:p>
      <text:p text:style-name="P9"><text:s text:c="12"/>int ans=1; <text:span text:style-name="T5">// </text:span><text:span text:style-name="T6">an</text:span><text:span text:style-name="T5"> element has a length equal to 1</text:span></text:p>
      <text:p text:style-name="P9"><text:s text:c="12"/><text:span text:style-name="T5">// For each element at index i</text:span></text:p>
      <text:p text:style-name="P9"><text:s text:c="12"/>for(int i=0;i&lt;n;++i){</text:p>
      <text:p text:style-name="P9"><text:s text:c="16"/>/<text:span text:style-name="T5">/ Determine the LI/LD subarray starting from i</text:span></text:p>
      <text:p text:style-name="P9"><text:s text:c="16"/>int len=1; <text:span text:style-name="T5">// The element at position i has a length equal to 1</text:span></text:p>
      <text:p text:style-name="P10"><text:s text:c="16"/>int j=i+1; <text:span text:style-name="T5">// Start <text:s/>from next position</text:span> <text:s text:c="15"/></text:p>
      <text:p text:style-name="P9"><text:s text:c="9"/><text:span text:style-name="T5"><text:s text:c="7"/>// While the previous element is less/greater than the next one,</text:span></text:p>
      <text:p text:style-name="P15"><text:s text:c="16"/>// increment the size of the LI/LD subarray </text:p>
      <text:p text:style-name="P9"><text:s text:c="16"/>while(j&lt;n &amp;&amp; flag*nums[j-1]&lt;flag*nums[j]){</text:p>
      <text:p text:style-name="P9"><text:s text:c="20"/>len++;</text:p>
      <text:p text:style-name="P9"><text:s text:c="20"/>j++;</text:p>
      <text:p text:style-name="P11"><text:s text:c="16"/>}</text:p>
      <text:p text:style-name="P9"><text:s text:c="16"/><text:span text:style-name="T5">// Maximize the answer</text:span></text:p>
      <text:p text:style-name="P9"><text:s text:c="16"/>ans=std::max(ans,len);</text:p>
      <text:p text:style-name="P9"><text:s text:c="12"/>}</text:p>
      <text:p text:style-name="P9"><text:s text:c="12"/>return ans;</text:p>
      <text:p text:style-name="P8"><text:s text:c="8"/>}</text:p>
      <text:p text:style-name="P9"><text:s text:c="8"/>int longestMonotonicSubarray(vi&amp; nums){</text:p>
      <text:p text:style-name="P9"><text:s text:c="12"/>// 1st call with a flag equal to 1 to compute LI</text:p>
      <text:p text:style-name="P9"><text:s text:c="12"/>int lis=length_of_LIS_or_LDS(nums,1);</text:p>
      <text:p text:style-name="P9"/>
      <text:p text:style-name="P9"><text:s text:c="12"/>// 2nd call with a flag equal to -1 to compute LD</text:p>
      <text:p text:style-name="P9"><text:s text:c="12"/>int lds=length_of_LIS_or_LDS(nums,-1);</text:p>
      <text:p text:style-name="P9"/>
      <text:p text:style-name="P9"><text:s text:c="12"/>return std::max(lis,lds);</text:p>
      <text:p text:style-name="P9"><text:s text:c="8"/>}</text:p>
      <text:p text:style-name="P9">};</text:p>
      <text:h text:style-name="P1" text:outline-level="2">3105. Longest Strictly Increasing or Strictly Decreasing Subarray</text:h>
      <text:p text:style-name="P3">/*</text:p>
      <text:p text:style-name="P3"><text:s text:c="4"/><text:span text:style-name="T5">Single pass: Sliding window, Four pointers</text:span></text:p>
      <text:p text:style-name="P3"><text:s text:c="4"/>Time complexity: O(n)</text:p>
      <text:p text:style-name="P3"><text:s text:c="4"/>Space complexity: O(1)</text:p>
      <text:p text:style-name="P3">*/</text:p>
      <text:p text:style-name="P3">typedef std::vector&lt;int&gt; vi;</text:p>
      <text:p text:style-name="P3">class Solution {</text:p>
      <text:p text:style-name="P3"><text:s text:c="4"/>public:</text:p>
      <text:p text:style-name="P3"><text:s text:c="8"/>int longestMonotonicSubarray(vi&amp; nums){</text:p>
      <text:p text:style-name="P13"><text:s text:c="12"/>int n=nums.size();</text:p>
      <text:p text:style-name="P17"><text:s text:c="12"/>int ans=1,len_li=1,len_ld=1; <text:span text:style-name="T5">// </text:span><text:span text:style-name="T6">an</text:span><text:span text:style-name="T5"> element has a length equal to 1</text:span></text:p>
      <text:p text:style-name="P3"><text:s text:c="12"/>/<text:span text:style-name="T5">/ For each element at index:</text:span></text:p>
      <text:p text:style-name="P3"><text:s text:c="12"/>int i=0; <text:span text:style-name="T5">// start of LI</text:span></text:p>
      <text:p text:style-name="P14"><text:s text:c="12"/>int k=0; <text:span text:style-name="T5">// start of LD <text:s text:c="2"/></text:span><text:s text:c="4"/></text:p>
      <text:p text:style-name="P3"><text:s text:c="12"/>while(i&lt;n){</text:p>
      <text:p text:style-name="P3"><text:s text:c="16"/><text:span text:style-name="T5">// Determine the LI/LD subarray starting from i/k</text:span> </text:p>
      <text:p text:style-name="P3"><text:s text:c="16"/>int j=i+1,l=k+1; // Start <text:s/>from next position</text:p>
      <text:p text:style-name="P3"><text:s text:c="10"/><text:span text:style-name="T5"><text:s text:c="6"/>// While the previous element is less than the next one,</text:span></text:p>
      <text:p text:style-name="P16"><text:s text:c="16"/>// increment the size of the LI subarray </text:p>
      <text:p text:style-name="P12"><text:s text:c="16"/>while(j&lt;n &amp;&amp; nums[j-1]&lt;nums[j]) j++;</text:p>
      <text:p text:style-name="P3"><text:s text:c="16"/><text:span text:style-name="T5">// While the previous element is greater than the next one,</text:span></text:p>
      <text:p text:style-name="P16"><text:s text:c="16"/>// increment the size of the LD subarray </text:p>
      <text:p text:style-name="P12"><text:s text:c="16"/>while(l&lt;n &amp;&amp; nums[l-1]&gt;nums[l]) l++; <text:s text:c="15"/></text:p>
      <text:p text:style-name="P3"><text:s text:c="11"/><text:span text:style-name="T5"><text:s text:c="5"/>// Maximize the answer</text:span></text:p>
      <text:p text:style-name="P3"><text:s text:c="16"/>len_li=std::max(ans,j-i); // Size of LI</text:p>
      <text:p text:style-name="P3"><text:s text:c="16"/>len_ld=std::max(ans,l-k); // Size of LD</text:p>
      <text:p text:style-name="P12"><text:s text:c="16"/>ans=std::max({ans,len_li,len_ld});</text:p>
      <text:p text:style-name="P3"><text:s text:c="16"/><text:span text:style-name="T5">// The new subarray will start at the end of the previous one.</text:span></text:p>
      <text:p text:style-name="P3"><text:s text:c="16"/>i=j;</text:p>
      <text:p text:style-name="P3"><text:s text:c="16"/>k=l;</text:p>
      <text:p text:style-name="P3"><text:s text:c="12"/>}</text:p>
      <text:p text:style-name="P3"><text:s text:c="12"/>return ans; <text:s text:c="7"/></text:p>
      <text:p text:style-name="P3"><text:s text:c="8"/>}</text:p>
      <text:p text:style-name="P3">};</text:p>
      <text:h text:style-name="P2" text:outline-level="2">3105. Longest Strictly Increasing or Strictly Decreasing Subarray</text:h>
      <text:p text:style-name="P3">/*</text:p>
      <text:p text:style-name="P3"><text:s text:c="4"/><text:span text:style-name="T5">Single pass, One pointer</text:span></text:p>
      <text:p text:style-name="P3"><text:s text:c="4"/>Time complexity: O(n)</text:p>
      <text:p text:style-name="P3"><text:s text:c="4"/>Space complexity: O(1)</text:p>
      <text:p text:style-name="P3">*/</text:p>
      <text:p text:style-name="P3">typedef std::vector&lt;int&gt; vi;</text:p>
      <text:p text:style-name="P3">class Solution {</text:p>
      <text:p text:style-name="P3"><text:s text:c="4"/>public:</text:p>
      <text:p text:style-name="P3"><text:s text:c="8"/>int longestMonotonicSubarray(vi&amp; nums){</text:p>
      <text:p text:style-name="P3"><text:s text:c="12"/>int n=nums.size();</text:p>
      <text:p text:style-name="P3"><text:s text:c="12"/>int ans=1,len_li=1,len_ld=1;</text:p>
      <text:p text:style-name="P3"/>
      <text:p text:style-name="P3"><text:s text:c="12"/><text:span text:style-name="T5">// Iterate through array comparing adjacent elements</text:span></text:p>
      <text:p text:style-name="P3"><text:s text:c="12"/>for(int i=0;i&lt;n-1;++i){</text:p>
      <text:p text:style-name="P3"><text:s text:c="16"/><text:span text:style-name="T5">// If next element is larger,</text:span></text:p>
      <text:p text:style-name="P3"><text:s text:c="16"/>if(nums[i]&lt;nums[i+1]){</text:p>
      <text:p text:style-name="P3"><text:s text:c="20"/>len_li++; <text:s text:c="3"/><text:span text:style-name="T5">// Extend increasing sequence</text:span></text:p>
      <text:p text:style-name="P3"><text:s text:c="20"/>len_ld=1; <text:s/><text:span text:style-name="T5">// Reset decreasing sequence</text:span></text:p>
      <text:p text:style-name="P3"><text:s text:c="16"/>}</text:p>
      <text:p text:style-name="P3"><text:s text:c="16"/><text:span text:style-name="T5">// If next element is smaller,</text:span></text:p>
      <text:p text:style-name="P3"><text:s text:c="16"/>else if(nums[i]&gt;nums[i+1]){</text:p>
      <text:p text:style-name="P3"><text:s text:c="20"/>len_ld++;<text:span text:style-name="T3"> </text:span><text:span text:style-name="T5">// Extend decreasing sequence</text:span></text:p>
      <text:p text:style-name="P3"><text:s text:c="20"/>len_li=1; <text:span text:style-name="T5">// Reset increasing sequence</text:span></text:p>
      <text:p text:style-name="P3"><text:s text:c="16"/>}</text:p>
      <text:p text:style-name="P3"><text:s text:c="16"/><text:span text:style-name="T5">// If the</text:span><text:span text:style-name="T7">y are</text:span><text:span text:style-name="T5"> equal</text:span></text:p>
      <text:p text:style-name="P3"><text:s text:c="16"/>else{</text:p>
      <text:p text:style-name="P3"><text:s text:c="20"/><text:span text:style-name="T5">// Reset increasing and decreasing sequence</text:span></text:p>
      <text:p text:style-name="P3"><text:s text:c="20"/>len_li=len_ld=1;</text:p>
      <text:p text:style-name="P3"><text:s text:c="16"/>}</text:p>
      <text:p text:style-name="P3"><text:s text:c="16"/></text:p>
      <text:p text:style-name="P3"><text:s text:c="16"/>ans=std::max({ans,len_li,len_ld});</text:p>
      <text:p text:style-name="P3"><text:s text:c="12"/>}</text:p>
      <text:p text:style-name="P3"><text:s text:c="12"/>return ans;</text:p>
      <text:p text:style-name="P3"><text:s text:c="8"/>}</text:p>
      <text:p text:style-name="P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9:10:06.205971362</meta:creation-date>
    <dc:date>2025-02-03T19:20:02.316197639</dc:date>
    <meta:editing-duration>PT9M58S</meta:editing-duration>
    <meta:editing-cycles>3</meta:editing-cycles>
    <meta:generator>LibreOffice/24.2.7.2$Linux_X86_64 LibreOffice_project/420$Build-2</meta:generator>
    <meta:document-statistic meta:table-count="0" meta:image-count="0" meta:object-count="1" meta:page-count="4" meta:paragraph-count="133" meta:word-count="572" meta:character-count="4816" meta:non-whitespace-character-count="318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2</mn>
            <msup>
              <mi>n</mi>
              <mn>2</mn>
            </msup>
          </mrow>
        </mrow>
        <mo fence="true" form="postfix" stretchy="false">)</mo>
      </mrow>
    </mrow>
    <annotation encoding="StarMath 5.0">O(2n^2)</annotation>
  </semantics>
</math>
</file>